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0662bc"/>
    </style:style>
    <style:style style:name="P4" style:family="paragraph" style:parent-style-name="Heading_20_1">
      <style:text-properties fo:font-variant="normal" fo:text-transform="none" fo:color="#24292e" style:font-name="apple-system" fo:letter-spacing="normal" fo:font-style="normal" fo:font-weight="bold" officeooo:paragraph-rsid="00061ca0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8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032f62" fo:letter-spacing="normal"/>
    </style:style>
    <style:style style:name="P9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</style:style>
    <style:style style:name="T1" style:family="text">
      <style:text-properties style:font-name="SFMono-Regular" fo:font-size="9.75pt" fo:font-style="normal" fo:font-weight="normal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fo:padding="0cm" fo:border="none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officeooo:rsid="000662bc" fo:padding="0cm" fo:border="none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bold" style:font-weight-asian="bold" style:font-weight-complex="bold" fo:padding="0cm" fo:border="none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 officeooo:rsid="000662bc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9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color="#d73a49"/>
    </style:style>
    <style:style style:name="T11" style:family="text">
      <style:text-properties fo:color="#d73a49" style:font-name="SFMono-Regular" fo:font-size="9.75pt" fo:font-style="normal" fo:font-weight="normal"/>
    </style:style>
    <style:style style:name="T12" style:family="text">
      <style:text-properties fo:color="#032f62"/>
    </style:style>
    <style:style style:name="T13" style:family="text">
      <style:text-properties fo:color="#032f62" style:font-name="SFMono-Regular" fo:font-size="9.75pt" fo:font-style="normal" fo:font-weight="normal"/>
    </style:style>
    <style:style style:name="T14" style:family="text">
      <style:text-properties fo:color="#005cc5"/>
    </style:style>
    <style:style style:name="T15" style:family="text">
      <style:text-properties fo:color="#005cc5" style:font-name="SFMono-Regular" fo:font-size="9.75pt" fo:font-style="normal" fo:font-weight="normal"/>
    </style:style>
    <style:style style:name="T16" style:family="text">
      <style:text-properties fo:color="#6f42c1"/>
    </style:style>
    <style:style style:name="T17" style:family="text">
      <style:text-properties fo:color="#6f42c1" style:font-name="SFMono-Regular" fo:font-size="9.75pt" fo:font-style="normal" fo:font-weight="normal"/>
    </style:style>
    <style:style style:name="T18" style:family="text">
      <style:text-properties fo:color="#e36209" style:font-name="SFMono-Regular" fo:font-size="9.75pt" fo:font-style="normal" fo:font-weight="normal"/>
    </style:style>
    <style:style style:name="T19" style:family="text">
      <style:text-properties officeooo:rsid="00061c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5. Autenticación del usuario<text:span text:style-name="T19">(</text:span>User authentication<text:span text:style-name="T19">)</text:span></text:h>
      <text:p text:style-name="P2"><text:span text:style-name="Source_20_Text"><text:span text:style-name="T5">AngularFireAuth.authState</text:span></text:span><text:span text:style-name="Source_20_Text"><text:span text:style-name="T3"> <text:s/></text:span></text:span><text:span text:style-name="T6">proporciona un </text:span><text:span text:style-name="Source_20_Text"><text:span text:style-name="T3">Observable&lt;firebase.User&gt; </text:span></text:span><text:span text:style-name="T6">para </text:span><text:span text:style-name="T7">monitorear </text:span><text:span text:style-name="T6">el estado de autenticación de su aplicación.</text:span></text:p>
      <text:p text:style-name="P3"><text:span text:style-name="Source_20_Text"><text:span text:style-name="T5">AngularFireAuth.auth</text:span></text:span><text:span text:style-name="Source_20_Text"><text:span text:style-name="T3"> </text:span></text:span><text:span text:style-name="Source_20_Text"><text:span text:style-name="T4">retorna</text:span></text:span><text:span text:style-name="T6"> un</text:span><text:span text:style-name="T7">a instancia inicializada</text:span><text:span text:style-name="T6"> </text:span><text:span text:style-name="Source_20_Text"><text:span text:style-name="T3">firebase.auth.Auth</text:span></text:span><text:span text:style-name="T6">, permitiéndole registrar usuarios </text:span><text:span text:style-name="T7">in</text:span><text:span text:style-name="T6">, out, etc. </text:span><text:a xlink:type="simple" xlink:href="https://firebase.google.com/docs/reference/js/firebase.auth.Auth"><text:span text:style-name="T9">Consulte los documentos de Firebase para obtener más información sobre los métodos disponibles.</text:span></text:a></text:p>
      <text:p text:style-name="P1"><text:span text:style-name="Strong_20_Emphasis"><text:span text:style-name="T8">Example app:</text:span></text:span></text:p>
      <text:p text:style-name="P5"><text:span text:style-name="T10">import</text:span> { Component } <text:span text:style-name="T10">from</text:span> <text:span text:style-name="T12">'@angular/core'</text:span>;</text:p>
      <text:p text:style-name="P6"><text:span text:style-name="T10">import</text:span> { Observable } <text:span text:style-name="T10">from</text:span> <text:span text:style-name="T12">'rxjs/Observable'</text:span>;</text:p>
      <text:p text:style-name="P6"><text:span text:style-name="T10">import</text:span> { AngularFireAuth } <text:span text:style-name="T10">from</text:span> <text:span text:style-name="T12">'angularfire2/auth'</text:span>;</text:p>
      <text:p text:style-name="P6"><text:span text:style-name="T10">import</text:span> <text:span text:style-name="T14">*</text:span> <text:span text:style-name="T10">as</text:span> firebase <text:span text:style-name="T10">from</text:span> <text:span text:style-name="T12">'firebase/app'</text:span>;</text:p>
      <text:p text:style-name="P9"/>
      <text:p text:style-name="P6">@<text:span text:style-name="T16">Component</text:span>({</text:p>
      <text:p text:style-name="P7"><text:s text:c="2"/><text:span text:style-name="T1">selector: </text:span><text:span text:style-name="T13">'app-root'</text:span><text:span text:style-name="T1">,</text:span></text:p>
      <text:p text:style-name="P7"><text:s text:c="2"/><text:span text:style-name="T1">template: </text:span><text:span text:style-name="T13">`</text:span></text:p>
      <text:p text:style-name="P8"><text:s text:c="2"/><text:span text:style-name="T1">&lt;div&gt; {{ (user | async)?.uid }} &lt;/div&gt;</text:span></text:p>
      <text:p text:style-name="P8"><text:s text:c="2"/><text:span text:style-name="T1">&lt;button (click)="login()"&gt;Login&lt;/button&gt;</text:span></text:p>
      <text:p text:style-name="P8"><text:s text:c="2"/><text:span text:style-name="T1">&lt;button (click)="logout()"&gt;Logout&lt;/button&gt;</text:span></text:p>
      <text:p text:style-name="P7"><text:span text:style-name="T12"><text:s text:c="2"/></text:span><text:span text:style-name="T13">`</text:span><text:span text:style-name="T1">,</text:span></text:p>
      <text:p text:style-name="P6">})</text:p>
      <text:p text:style-name="P6"><text:span text:style-name="T10">export</text:span> <text:span text:style-name="T10">class</text:span> <text:span text:style-name="T16">AppComponent</text:span> {</text:p>
      <text:p text:style-name="P9"/>
      <text:p text:style-name="P7"><text:s text:c="2"/><text:span text:style-name="T1">user</text:span><text:span text:style-name="T11">:</text:span><text:span text:style-name="T1"> </text:span><text:span text:style-name="T17">Observable</text:span><text:span text:style-name="T1">&lt;</text:span><text:span text:style-name="T17">firebase</text:span><text:span text:style-name="T1">.</text:span><text:span text:style-name="T17">User</text:span><text:span text:style-name="T1">&gt;;</text:span></text:p>
      <text:p text:style-name="P9"/>
      <text:p text:style-name="P7"><text:s text:c="2"/><text:span text:style-name="T11">constructor</text:span><text:span text:style-name="T1">(</text:span><text:span text:style-name="T11">public</text:span><text:span text:style-name="T1"> </text:span><text:span text:style-name="T18">afAuth</text:span><text:span text:style-name="T11">:</text:span><text:span text:style-name="T1"> </text:span><text:span text:style-name="T17">AngularFireAuth</text:span><text:span text:style-name="T1">) {</text:span></text:p>
      <text:p text:style-name="P7"><text:s text:c="4"/><text:span text:style-name="T15">this</text:span><text:span text:style-name="T1">.user </text:span><text:span text:style-name="T11">=</text:span><text:span text:style-name="T1"> afAuth.authState;</text:span></text:p>
      <text:p text:style-name="P7"><text:s text:c="2"/><text:span text:style-name="T1">}</text:span></text:p>
      <text:p text:style-name="P9"/>
      <text:p text:style-name="P7"><text:s text:c="2"/><text:span text:style-name="T1">login() {</text:span></text:p>
      <text:p text:style-name="P7"><text:s text:c="4"/><text:span text:style-name="T15">this</text:span><text:span text:style-name="T1">.afAuth.auth.</text:span><text:span text:style-name="T17">signInWithPopup</text:span><text:span text:style-name="T1">(</text:span><text:span text:style-name="T11">new</text:span><text:span text:style-name="T1"> </text:span><text:span text:style-name="T17">firebase</text:span><text:span text:style-name="T1">.</text:span><text:span text:style-name="T17">auth</text:span><text:span text:style-name="T1">.</text:span><text:span text:style-name="T17">GoogleAuthProvider</text:span><text:span text:style-name="T1">());</text:span></text:p>
      <text:p text:style-name="P7"><text:s text:c="2"/><text:span text:style-name="T1">}</text:span></text:p>
      <text:p text:style-name="P9"/>
      <text:p text:style-name="P7"><text:s text:c="2"/><text:span text:style-name="T1">logout() {</text:span></text:p>
      <text:p text:style-name="P7"><text:s text:c="4"/><text:span text:style-name="T15">this</text:span><text:span text:style-name="T1">.afAuth.auth.</text:span><text:span text:style-name="T17">signOut</text:span><text:span text:style-name="T1">();</text:span></text:p>
      <text:p text:style-name="P7"><text:s text:c="2"/><text:span text:style-name="T1">}</text:span></text:p>
      <text:p text:style-name="P9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6:27:11.117193589</meta:creation-date>
    <dc:date>2017-08-30T16:30:10.409336198</dc:date>
    <meta:editing-duration>PT2M3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8" meta:word-count="111" meta:character-count="1049" meta:non-whitespace-character-count="927"/>
  </office:meta>
</office:document-meta>
</file>